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b6f314a" officeooo:paragraph-rsid="1dfa314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b6f314a" officeooo:paragraph-rsid="1e9ee035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b6f314a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b6f314a" officeooo:paragraph-rsid="1eb1711b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2b6f314a" officeooo:paragraph-rsid="1ea0ccf3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2b6f314a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1ea3ea61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1ea6697f" officeooo:paragraph-rsid="1df91ceb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b2f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b4ee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b50e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1eb6e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eb2fe05" officeooo:paragraph-rsid="1eb2f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1ea3ea61"/>
    </style:style>
    <style:style style:name="T3" style:family="text">
      <style:text-properties style:font-name="標楷體1" officeooo:rsid="1ea5d6d5"/>
    </style:style>
    <style:style style:name="T4" style:family="text">
      <style:text-properties style:font-name="標楷體1" officeooo:rsid="1ea6697f"/>
    </style:style>
    <style:style style:name="T5" style:family="text">
      <style:text-properties style:font-name="標楷體1" officeooo:rsid="1ea7d59a"/>
    </style:style>
    <style:style style:name="T6" style:family="text">
      <style:text-properties style:font-name="標楷體1" officeooo:rsid="1eb2fe05"/>
    </style:style>
    <style:style style:name="T7" style:family="text">
      <style:text-properties fo:color="#050505"/>
    </style:style>
    <style:style style:name="T8" style:family="text">
      <style:text-properties officeooo:rsid="2e6d485a"/>
    </style:style>
    <style:style style:name="T9" style:family="text">
      <style:text-properties style:text-underline-style="none" officeooo:rsid="17cb7444"/>
    </style:style>
    <style:style style:name="T10" style:family="text">
      <style:text-properties style:text-underline-style="none" officeooo:rsid="1d484334"/>
    </style:style>
    <style:style style:name="T11" style:family="text">
      <style:text-properties style:use-window-font-color="true" style:font-name="標楷體1"/>
    </style:style>
    <style:style style:name="T12" style:family="text">
      <style:text-properties style:use-window-font-color="true" style:font-name="標楷體1" officeooo:rsid="1ea6697f"/>
    </style:style>
    <style:style style:name="T13" style:family="text">
      <style:text-properties fo:color="#ffbf00" style:font-name="標楷體1" officeooo:rsid="1ea172de"/>
    </style:style>
    <style:style style:name="T14" style:family="text">
      <style:text-properties fo:color="#ffbf00" style:font-name="標楷體1" officeooo:rsid="1ea6697f"/>
    </style:style>
    <style:style style:name="T15" style:family="text">
      <style:text-properties style:font-name="Liberation Serif" style:text-underline-style="none" officeooo:rsid="17cb7444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officeooo:rsid="1e0491ca" style:font-style-asian="normal" style:font-name-complex="標楷體" style:text-emphasize="none"/>
    </style:style>
    <style:style style:name="T17" style:family="text">
      <style:text-properties style:font-name="Arial" style:font-name-asian="Arial"/>
    </style:style>
    <style:style style:name="T18" style:family="text">
      <style:text-properties style:font-name="Arial" officeooo:rsid="2e6d485a" style:font-name-asian="Arial"/>
    </style:style>
    <style:style style:name="T19" style:family="text">
      <style:text-properties style:font-name="Arial" officeooo:rsid="1ea3ea61" style:font-name-asian="Arial"/>
    </style:style>
    <style:style style:name="T20" style:family="text">
      <style:text-properties style:font-name="Arial" officeooo:rsid="1ea5d6d5" style:font-name-asian="Arial"/>
    </style:style>
    <style:style style:name="T21" style:family="text">
      <style:text-properties style:font-name="Arial" officeooo:rsid="1ea7d59a" style:font-name-asian="Arial"/>
    </style:style>
    <style:style style:name="T22" style:family="text">
      <style:text-properties style:font-name="Arial" officeooo:rsid="1ea6697f" style:font-name-asian="Arial"/>
    </style:style>
    <style:style style:name="T23" style:family="text">
      <style:text-properties style:font-name="Arial" officeooo:rsid="1eb2fe05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5960210" text:style-name="L1">
        <text:list-item>
          <text:list>
            <text:list-item>
              <text:p text:style-name="P1"><text:bookmark-start text:name="假定，約書亞記 是 暗喻、隱喻、提示（基督教 認定的）末日審判的 預言"/><text:span text:style-name="T9">假定，約書亞記 是 暗喻、隱喻、提示</text:span><text:span text:style-name="T10">（基督教 認定的）</text:span><text:span text:style-name="T9">末日審判的 預言</text:span><text:bookmark-end text:name="假定，約書亞記 是 暗喻、隱喻、提示（基督教 認定的）末日審判的 預言"/></text:p>
              <text:list>
                <text:list-item>
                  <text:p text:style-name="P2"><text:span text:style-name="T9">約書亞</text:span> <text:span text:style-name="T18">↔</text:span><text:span text:style-name="T8">（基督教 認定的）</text:span><text:span text:style-name="T16">先知</text:span><text:span text:style-name="T8">。</text:span></text:p>
                </text:list-item>
              </text:list>
            </text:list-item>
            <text:list-item>
              <text:p text:style-name="P5"><text:span text:style-name="T15">約書亞</text:span>記</text:p>
              <text:list>
                <text:list-item>
                  <text:p text:style-name="P6">第1章。</text:p>
                  <text:list>
                    <text:list-item>
                      <text:p text:style-name="P6">第11節。</text:p>
                      <text:list>
                        <text:list-item>
                          <text:p text:style-name="P3"><text:span text:style-name="T1">『</text:span><text:span text:style-name="T11">你們要走遍營中，吩咐百姓說</text:span><text:span text:style-name="T1">：＂</text:span><text:span text:style-name="T13">當預備食物；因為三日之內你們要過這約旦河，進去得耶和華你們的神賜你們為業之地</text:span><text:span text:style-name="T1">＂』。</text:span></text:p>
                          <text:list>
                            <text:list-item>
                              <text:p text:style-name="P3"><text:span text:style-name="T1">你們 </text:span><text:span text:style-name="T19">↔</text:span><text:span text:style-name="T2"> 人類文明的 領導層。</text:span></text:p>
                            </text:list-item>
                            <text:list-item>
                              <text:p text:style-name="P7">營 <text:span text:style-name="T17">↔</text:span> 國家。</text:p>
                            </text:list-item>
                            <text:list-item>
                              <text:p text:style-name="P7">百姓 <text:span text:style-name="T17">↔</text:span> 人類文明的 國民群。</text:p>
                            </text:list-item>
                            <text:list-item>
                              <text:p text:style-name="P7">約旦河 <text:span text:style-name="T17">↔</text:span>（基督教 認定的）末日審判。</text:p>
                            </text:list-item>
                            <text:list-item>
                              <text:p text:style-name="P3"><text:span text:style-name="T2">耶和華 </text:span><text:span text:style-name="T20">↔</text:span><text:span text:style-name="T3">（基督教 認定的）神。</text:span></text:p>
                            </text:list-item>
                            <text:list-item>
                              <text:p text:style-name="P3"><text:span text:style-name="T3">你們 </text:span><text:span text:style-name="T21">↔</text:span><text:span text:style-name="T5"> 人類。</text:span></text:p>
                            </text:list-item>
                            <text:list-item>
                              <text:p text:style-name="P3"><text:span text:style-name="T3">為業之地 </text:span><text:span text:style-name="T22">↔</text:span><text:span text:style-name="T4">（啟示錄 認定的）新耶路撒冷城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第13節。</text:p>
                      <text:list>
                        <text:list-item>
                          <text:p text:style-name="P3"><text:span text:style-name="T4">『</text:span><text:span text:style-name="T12">你們要追念耶和華的僕人摩西所吩咐你們的話說</text:span><text:span text:style-name="T4">：＂</text:span><text:span text:style-name="T14">耶和華你們的神使你們得享平安，也必將這地賜給你們</text:span><text:span text:style-name="T4">＂</text:span><text:span text:style-name="T12">你們的妻子、孩子，和牲畜都可以留在約旦河東、摩西所給你們的地；但你們中間一切大能的勇士都要帶著兵器在你們的弟兄前面過去，幫助他們，等到耶和華使你們的弟兄像你們一樣得享平安，並且得著耶和華你們的神所賜他們為業之地，那時才可以回你們所得之地，承受為業，就是耶和華的僕人摩西在約旦河東、向日出之地所給你們的</text:span><text:span text:style-name="T4">』。</text:span></text:p>
                          <text:list>
                            <text:list-item>
                              <text:p text:style-name="P4"><text:span text:style-name="T2">耶和華 </text:span><text:span text:style-name="T20">↔</text:span><text:span text:style-name="T3">（基督教 認定的）神。</text:span></text:p>
                            </text:list-item>
                            <text:list-item>
                              <text:p text:style-name="P4"><text:span text:style-name="T3">你們 </text:span><text:span text:style-name="T23">↔</text:span><text:span text:style-name="T6"> 星船文明、海洋文明、遠古文明。</text:span></text:p>
                              <text:list>
                                <text:list-item>
                                  <text:p text:style-name="P9">流本人 <text:span text:style-name="T17">↔</text:span> <text:span text:style-name="T6">星船文明</text:span>。<text:span text:style-name="T7">（流便人）</text:span></text:p>
                                </text:list-item>
                                <text:list-item>
                                  <text:p text:style-name="P9">迦得人 <text:span text:style-name="T17">↔</text:span> <text:span text:style-name="T6">海洋文明</text:span>。</text:p>
                                </text:list-item>
                                <text:list-item>
                                  <text:p text:style-name="P13">瑪拿西半支派的人 <text:span text:style-name="T17">↔</text:span> 遠古文明。</text:p>
                                </text:list-item>
                              </text:list>
                            </text:list-item>
                            <text:list-item>
                              <text:p text:style-name="P10"><text:span text:style-name="T4">約旦河東</text:span> <text:span text:style-name="T17">↔</text:span> 未來。</text:p>
                            </text:list-item>
                            <text:list-item>
                              <text:p text:style-name="P11"><text:span text:style-name="T4">你們的弟兄</text:span><text:span text:style-name="T3"> </text:span><text:span text:style-name="T23">↔</text:span><text:span text:style-name="T6"> </text:span><text:span text:style-name="T5">人類。</text:span></text:p>
                            </text:list-item>
                            <text:list-item>
                              <text:p text:style-name="P12"><text:span text:style-name="T3">為業之地 </text:span><text:span text:style-name="T22">↔</text:span><text:span text:style-name="T4">（啟示錄 認定的）新耶路撒冷城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3.575cm" fo:text-indent="-0.4cm" fo:margin-left="3.57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4cm" fo:margin-left="3.97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4.374cm" fo:text-indent="-0.4cm" fo:margin-left="4.37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.775cm" fo:text-indent="-0.4cm" fo:margin-left="4.7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.175cm" fo:text-indent="-0.4cm" fo:margin-left="5.17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5.369cm" fo:text-indent="-1cm" fo:margin-left="6.36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974cm" fo:text-indent="-0.4cm" fo:margin-left="5.97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6.375cm" fo:text-indent="-0.4cm" fo:margin-left="6.37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775cm" fo:text-indent="-0.4cm" fo:margin-left="6.77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7.176cm" fo:text-indent="-0.4cm" fo:margin-left="7.17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9:56.010000000</dc:date>
    <meta:editing-duration>P11DT9H36M10S</meta:editing-duration>
    <meta:editing-cycles>7287</meta:editing-cycles>
    <meta:document-statistic meta:table-count="0" meta:image-count="0" meta:object-count="0" meta:page-count="1" meta:paragraph-count="23" meta:word-count="535" meta:character-count="598" meta:non-whitespace-character-count="560"/>
  </office:meta>
</office:document-meta>
</file>